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5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6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41cm" draw:z-index="0"><draw:image xlink:href="../../odt/images/304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мыкающий контакт рел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9">C-</text:span>код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9cm" svg:height="1.769cm" draw:z-index="0"><draw:image xlink:href="../../odt/images/304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операцию <text:span text:style-name="T8">логического И</text:span> для <text:span text:style-name="T8">входа блока</text:span> и значения, поданного на соответствующую <text:span text:style-name="T8">управляющую обмотку реле</text:span>:</text:p>
            <text:p text:style-name="P4"><draw:frame draw:style-name="fr3" draw:name="Объект1" text:anchor-type="as-char" svg:width="6.449cm" svg:height="1.33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T2">где </text:span><text:span text:style-name="T2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 – выходной сигнал блока, <text:s/></text:span><text:span text:style-name="T2"><draw:frame draw:style-name="fr3" draw:name="Объект3" text:anchor-type="as-char" svg:width="1.75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значение (состояние) реле, </text:span><text:span text:style-name="T2"><draw:frame draw:style-name="fr3" draw:name="Объект4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входной сигнал блока.</text:span></text:p>
            <text:p text:style-name="Text_20_body"><text:span text:style-name="T3">Для того чтобы посмотреть структуру алгоритма – нажмите правой кнопкой на блок и выберите пункт «Действия» </text:span><text:span text:style-name="T4">→</text:span><text:span text:style-name="T3"> «Войти в субмодель». Передача сигнала</text:span><text:span text:style-name="T7"> </text:span><text:span text:style-name="T3">с управляющей обмотки реле реализуется при помощи блока </text:span><text:span text:style-name="T5">Из памяти</text:span><text:span text:style-name="T6">.</text:span></text:p>
            <text:p text:style-name="Text_20_body"><text:span text:style-name="T1">Свойства</text:span>:</text:p>
            <text:list xml:id="list8007914195833307388" text:style-name="L1">
              <text:list-item>
                <text:p text:style-name="P5">Имя реле – имя, по которому определяется управляющее воздействие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ыкающий контакт реле</dc:title>
    <dc:date>2012-03-30T16:32:02.45</dc:date>
    <meta:generator>OpenOffice_Beta/4.1.0$Win32 OpenOffice.org_project/410m14$Build-9760</meta:generator>
    <meta:editing-duration>PT2H23M14S</meta:editing-duration>
    <meta:editing-cycles>122</meta:editing-cycles>
    <meta:document-statistic meta:table-count="1" meta:image-count="2" meta:object-count="4" meta:page-count="1" meta:paragraph-count="12" meta:word-count="83" meta:character-count="55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i mathvariant="italic">relais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relais(t), ~ если u(t)=1; #
alignl 0, ~ если u(t)=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